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 style:list-style-name="L1">
      <style:paragraph-properties fo:line-height="100%"/>
      <style:text-properties fo:font-weight="bold" officeooo:paragraph-rsid="0001f2c6" style:font-weight-asian="bold" style:font-weight-complex="bold"/>
    </style:style>
    <style:style style:name="P3" style:family="paragraph" style:parent-style-name="Text_20_body">
      <style:paragraph-properties fo:line-height="100%"/>
      <style:text-properties fo:font-weight="bold" officeooo:rsid="00033af2" officeooo:paragraph-rsid="00033af2" style:font-weight-asian="bold" style:font-weight-complex="bold"/>
    </style:style>
    <style:style style:name="P4" style:family="paragraph" style:parent-style-name="Text_20_body" style:list-style-name="L1">
      <style:paragraph-properties fo:line-height="100%"/>
      <style:text-properties fo:font-weight="normal" officeooo:rsid="0001f2c6" officeooo:paragraph-rsid="0001f2c6" style:font-weight-asian="normal" style:font-weight-complex="normal"/>
    </style:style>
    <style:style style:name="P5" style:family="paragraph" style:parent-style-name="Text_20_body">
      <style:paragraph-properties fo:line-height="100%"/>
      <style:text-properties fo:font-weight="normal" officeooo:rsid="0001f2c6" officeooo:paragraph-rsid="0001f2c6" style:font-weight-asian="normal" style:font-weight-complex="normal"/>
    </style:style>
    <style:style style:name="P6" style:family="paragraph" style:parent-style-name="Text_20_body">
      <style:paragraph-properties fo:line-height="100%"/>
      <style:text-properties fo:font-weight="normal" officeooo:rsid="00033af2" officeooo:paragraph-rsid="00033af2" style:font-weight-asian="normal" style:font-weight-complex="normal"/>
    </style:style>
    <style:style style:name="P7" style:family="paragraph" style:parent-style-name="Text_20_body">
      <style:paragraph-properties fo:line-height="100%"/>
      <style:text-properties fo:font-style="italic" fo:font-weight="normal" officeooo:rsid="00033af2" officeooo:paragraph-rsid="00033af2" style:font-style-asian="italic" style:font-weight-asian="normal" style:font-style-complex="italic" style:font-weight-complex="normal"/>
    </style:style>
    <style:style style:name="P8" style:family="paragraph" style:parent-style-name="Text_20_body">
      <style:paragraph-properties fo:line-height="100%"/>
      <style:text-properties fo:font-size="11pt" fo:font-weight="normal" officeooo:rsid="00033af2" officeooo:paragraph-rsid="00033af2" style:font-size-asian="11pt" style:font-weight-asian="normal" style:font-size-complex="11pt" style:font-weight-complex="normal"/>
    </style:style>
    <style:style style:name="P9" style:family="paragraph" style:parent-style-name="Text_20_body">
      <style:paragraph-properties fo:line-height="100%"/>
      <style:text-properties fo:font-size="11pt" fo:font-style="italic" fo:font-weight="normal" officeooo:rsid="00033af2" officeooo:paragraph-rsid="00033af2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ext_20_body">
      <style:paragraph-properties fo:line-height="100%"/>
      <style:text-properties fo:font-size="11pt" fo:font-style="normal" fo:font-weight="normal" officeooo:rsid="00034e91" officeooo:paragraph-rsid="00034e91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ext_20_body">
      <style:paragraph-properties fo:line-height="100%"/>
      <style:text-properties fo:font-size="12pt" fo:font-style="normal" fo:font-weight="normal" officeooo:rsid="00033af2" officeooo:paragraph-rsid="00033af2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>
      <style:paragraph-properties fo:line-height="100%"/>
      <style:text-properties fo:font-style="normal" fo:font-weight="bold" officeooo:rsid="00033af2" officeooo:paragraph-rsid="00033af2" style:font-style-asian="normal" style:font-weight-asian="bold" style:font-style-complex="normal" style:font-weight-complex="bold"/>
    </style:style>
    <style:style style:name="P13" style:family="paragraph" style:parent-style-name="Text_20_body">
      <style:paragraph-properties fo:margin-top="0cm" fo:margin-bottom="0cm" loext:contextual-spacing="false"/>
      <style:text-properties officeooo:paragraph-rsid="00000888"/>
    </style:style>
    <style:style style:name="P14" style:family="paragraph" style:parent-style-name="Text_20_body">
      <style:paragraph-properties fo:margin-top="0cm" fo:margin-bottom="0cm" loext:contextual-spacing="false"/>
      <style:text-properties officeooo:rsid="00000888" officeooo:paragraph-rsid="00000888"/>
    </style:style>
    <style:style style:name="P15" style:family="paragraph" style:parent-style-name="Text_20_body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16" style:family="paragraph" style:parent-style-name="Text_20_body" style:list-style-name="L1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17" style:family="paragraph" style:parent-style-name="Text_20_body" style:list-style-name="L1">
      <style:paragraph-properties fo:margin-top="0cm" fo:margin-bottom="0cm" loext:contextual-spacing="false"/>
      <style:text-properties fo:font-weight="bold" officeooo:paragraph-rsid="00000888" style:font-weight-asian="bold" style:font-weight-complex="bold"/>
    </style:style>
    <style:style style:name="P18" style:family="paragraph" style:parent-style-name="Text_20_body">
      <style:paragraph-properties fo:margin-top="0cm" fo:margin-bottom="0cm" loext:contextual-spacing="false"/>
      <style:text-properties fo:font-weight="normal" officeooo:rsid="00000888" officeooo:paragraph-rsid="00000888" style:font-weight-asian="normal" style:font-weight-complex="normal"/>
    </style:style>
    <style:style style:name="P19" style:family="paragraph" style:parent-style-name="Text_20_body" style:list-style-name="L1">
      <style:paragraph-properties fo:margin-top="0cm" fo:margin-bottom="0cm" loext:contextual-spacing="false"/>
      <style:text-properties fo:font-weight="normal" officeooo:rsid="00000888" officeooo:paragraph-rsid="00000888" style:font-weight-asian="normal" style:font-weight-complex="normal"/>
    </style:style>
    <style:style style:name="P20" style:family="paragraph" style:parent-style-name="Text_20_body" style:list-style-name="L1">
      <style:paragraph-properties fo:margin-top="0cm" fo:margin-bottom="0cm" loext:contextual-spacing="false"/>
      <style:text-properties fo:font-weight="normal" style:font-weight-asian="normal" style:font-weight-complex="normal"/>
    </style:style>
    <style:style style:name="P21" style:family="paragraph" style:parent-style-name="Text_20_body" style:list-style-name="L1">
      <style:paragraph-properties fo:margin-top="0cm" fo:margin-bottom="0cm" loext:contextual-spacing="false"/>
      <style:text-properties fo:font-weight="normal" officeooo:rsid="00031999" officeooo:paragraph-rsid="00031999" style:font-weight-asian="normal" style:font-weight-complex="normal"/>
    </style:style>
    <style:style style:name="P22" style:family="paragraph" style:parent-style-name="Preformatted_20_Text">
      <style:paragraph-properties fo:margin-top="0cm" fo:margin-bottom="0.499cm" loext:contextual-spacing="false"/>
    </style:style>
    <style:style style:name="P23" style:family="paragraph" style:parent-style-name="Footer">
      <style:paragraph-properties fo:text-align="start" style:justify-single-word="false"/>
      <style:text-properties fo:font-weight="bold" officeooo:rsid="00042606" officeooo:paragraph-rsid="00042606" style:font-weight-asian="bold" style:font-weight-complex="bold"/>
    </style:style>
    <style:style style:name="P24" style:family="paragraph" style:parent-style-name="Heading_20_1">
      <style:paragraph-properties fo:text-align="end" style:justify-single-word="false"/>
    </style:style>
    <style:style style:name="T1" style:family="text">
      <style:text-properties officeooo:rsid="0000088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00888" style:font-weight-asian="bold" style:font-weight-complex="bold"/>
    </style:style>
    <style:style style:name="T4" style:family="text">
      <style:text-properties fo:font-weight="bold" officeooo:rsid="00034e91" style:font-weight-asian="bold" style:font-weight-complex="bold"/>
    </style:style>
    <style:style style:name="T5" style:family="text">
      <style:text-properties officeooo:rsid="0001f2c6"/>
    </style:style>
    <style:style style:name="T6" style:family="text">
      <style:text-properties officeooo:rsid="00031999"/>
    </style:style>
    <style:style style:name="T7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8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9" style:family="text">
      <style:text-properties officeooo:rsid="00034e91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042606" style:font-size-asian="12pt" style:font-size-complex="12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34e91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1.-</text:span> Dados os s<text:span text:style-name="T1">e</text:span>guintes identificadores, indicar s<text:span text:style-name="T1">e</text:span> son válidos o<text:span text:style-name="T1">u</text:span> no<text:span text:style-name="T1">n</text:span>. <text:span text:style-name="T1">X</text:span>ustificar as resp<text:span text:style-name="T1">o</text:span>stas.</text:p>
      <text:p text:style-name="P1"/>
      <text:p text:style-name="P13"><text:span text:style-name="T1"><text:tab/></text:span><text:span text:style-name="T3">a) </text:span><text:span text:style-name="T2">mi variable </text:span></text:p>
      <text:p text:style-name="P14"><text:tab/>Incorrecto porque non se permiten espazos.</text:p>
      <text:p text:style-name="P13"><text:span text:style-name="T1"><text:tab/></text:span><text:span text:style-name="T3">b) </text:span><text:span text:style-name="T2">num_de_cte </text:span></text:p>
      <text:p text:style-name="P18"><text:tab/>Correcto porque todo os caracteres son Unicode.</text:p>
      <text:list xml:id="list2906454182869677232" text:style-name="L1">
        <text:list-header>
          <text:p text:style-name="P16"><text:span text:style-name="T1">c) </text:span>____programa </text:p>
        </text:list-header>
      </text:list>
      <text:p text:style-name="P18"><text:tab/>Correcto porque todos os caracteres son Unicode e o primeiro símbolo é subliñado <text:span text:style-name="T5">pero por <text:tab/>convenio apenas se usa.</text:span></text:p>
      <text:p text:style-name="P15"><text:span text:style-name="T1"><text:tab/>d) </text:span>$alguna </text:p>
      <text:p text:style-name="P18"><text:tab/>Correcto porque todos os caracteres son Unicode e o primeiro símbolo é o dólar <text:span text:style-name="T5">ainda que <text:tab/>non se utilizan moito por convenio.</text:span></text:p>
      <text:list xml:id="list203355819272761" text:continue-numbering="true" text:style-name="L1">
        <text:list-header>
          <text:p text:style-name="P16"><text:span text:style-name="T1">e) </text:span>3tema </text:p>
          <text:p text:style-name="P19">Incorrecto porque o primeiro símbolo da secuencia non é unha letra, nen un símbolo de subliñado(_) ne o símbolo do dólar ($)</text:p>
          <text:p text:style-name="P17"><text:span text:style-name="T1">f) </text:span>cierto? </text:p>
          <text:p text:style-name="P19">Incorrecto. O caracter “?” non é nen dígito nen letra.</text:p>
          <text:p text:style-name="P16"><text:span text:style-name="T1">g) </text:span>númerodeCliente </text:p>
          <text:p text:style-name="P21">Correcto por ser todos os caracteres Unicode pero non é moi recomendable.</text:p>
          <text:p text:style-name="P16"><text:span text:style-name="T1">h) </text:span>jose~ </text:p>
          <text:p text:style-name="P21">Correcto. Pode ser utilizado.</text:p>
          <text:p text:style-name="P16"><text:span text:style-name="T1">i) </text:span>año </text:p>
          <text:p text:style-name="P21">Correcto por ser caracteres Unicode</text:p>
          <text:p text:style-name="P16"><text:span text:style-name="T1">j) </text:span>PI </text:p>
          <text:p text:style-name="P20">Correcto. Pode utilizarse para nomear unha constante.</text:p>
          <text:p text:style-name="P2"><text:span text:style-name="T1">k) </text:span>int</text:p>
          <text:p text:style-name="P4">Incorrecto por ser unha palabra <text:span text:style-name="T6">clave</text:span> reservada de Java</text:p>
        </text:list-header>
      </text:list>
      <text:p text:style-name="P5"/>
      <text:p text:style-name="P5"/>
      <text:p text:style-name="P12"><text:span text:style-name="T8">2.-</text:span> Dado o seguinte programa, modifícao para utilizar as variables que se indican. O tipo de</text:p>
      <text:p text:style-name="P12">dato elexido debe ser o de menos bits posibles que poidan representar o valor. Xustifica a túa</text:p>
      <text:p text:style-name="P12">elección.</text:p>
      <text:p text:style-name="P7">public class ejerciciovariables {</text:p>
      <text:p text:style-name="P7">public static void main(String[ ] args) {</text:p>
      <text:p text:style-name="P7">}</text:p>
      <text:p text:style-name="P7">}</text:p>
      <text:p text:style-name="P3"><text:soft-page-break/>a) Se un empleado está casado ou non.</text:p>
      <text:p text:style-name="P6">A variable só pode tomar únicamente dous valores, un para casado y outro para non</text:p>
      <text:p text:style-name="P6">casado, por tanto utilizaremos una variable de tipo boolean.</text:p>
      <text:p text:style-name="P3">b) Valor máximo no modificable: 999999.</text:p>
      <text:p text:style-name="P6">A variable non se poderá modificar, polo tanto utilizaremos unha variable final de tipo int</text:p>
      <text:p text:style-name="P6">(&gt;32768 -short- )</text:p>
      <text:p text:style-name="P3">c) Día da semana.</text:p>
      <text:p text:style-name="P6">A variable só pode tomar sete valores diferentes, un para cada día da semana,</text:p>
      <text:p text:style-name="P6">polo que bastará cunha variable de tipo byte (ainda que o máis lóxico sería utilizar un tipo</text:p>
      <text:p text:style-name="P6">enum para representar cada un dos días e crear unha variable deste tipo) deste modo o</text:p>
      <text:p text:style-name="P6">valor 1 corresponderá ao lunes, o 2 a martes e así até o 7 que corresponderá co domingo.</text:p>
      <text:p text:style-name="P3">d) Día do ano.</text:p>
      <text:p text:style-name="P6">Ao igual que no caso anterior, só que seguramente só nos interesa o número de días</text:p>
      <text:p text:style-name="P6">transcurridos dende o 1 de Xaneiro. o tipo de datos máis pequeno que permita almacenar polo</text:p>
      <text:p text:style-name="P6">menos 366 (caso de un año bisiesto) valores diferentes é un short</text:p>
      <text:p text:style-name="P3">e) Sexo: con dous valores posibles 'V' ou 'M'</text:p>
      <text:p text:style-name="P6">A variable só pode tomar dous valores posibles, correspondentes aos caracteres</text:p>
      <text:p text:style-name="P6">'V' e 'M', polo que será necesario unha variable de tipo char</text:p>
      <text:p text:style-name="P3">f) Milisegundos transcurridos dende o 01/01/1970 até os nosos días.</text:p>
      <text:p text:style-name="P6">O número de segundos transcurridos en 25 días é de 2.160.000.000 &gt; 2.147.483.647,</text:p>
      <text:p text:style-name="P6">máximo número enteiro positivo que podemos representar con un tipo int, por tanto</text:p>
      <text:p text:style-name="P6">utilizaremos un tipo long que nos permitirá almacenar o número de segundos transcurridos</text:p>
      <text:p text:style-name="P6">en máis de 900.000.000 días</text:p>
      <text:p text:style-name="P3">g) Almacenar el total de una factura</text:p>
      <text:p text:style-name="P6">Necesitamos almacenar números reais (con decimais). Cun tipo float podemos representar 7 díxitos decimais significativos, que nun momento dado poden resultar insuficientes. Utilizaremos por tanto un tipo double</text:p>
      <text:p text:style-name="P3">h) Población mundial del planeta tierra.</text:p>
      <text:p text:style-name="P6">Necesitamos almacenar un número enteiro mayor que 2.147.483.647 (maior enteiro positivo</text:p>
      <text:p text:style-name="P6">a representar cun tipo int) polo que teremos que utilizar un tipo long</text:p>
      <text:p text:style-name="P8">El programa quedaría como sigue.</text:p>
      <text:p text:style-name="P9">public class ejerciciovariables {</text:p>
      <text:p text:style-name="P9">public static void main(String[ ] args) {</text:p>
      <text:p text:style-name="P9"><text:soft-page-break/>boolean casado = true;</text:p>
      <text:p text:style-name="P9">final int MAXIMO = 999999;</text:p>
      <text:p text:style-name="P9">byte diasem = 1;</text:p>
      <text:p text:style-name="P9">char sexo ='M';</text:p>
      <text:p text:style-name="P9">short diaanual = 300;</text:p>
      <text:p text:style-name="P9">long miliseg = 1298332800000L;</text:p>
      <text:p text:style-name="P9">double totalfactura = 10350.678;</text:p>
      <text:p text:style-name="P9">long poblacion = 6775235741L; }</text:p>
      <text:p text:style-name="P9"/>
      <text:p text:style-name="P11"><text:span text:style-name="T7">4.-</text:span><text:span text:style-name="T2"> Indica os erros presentes n</text:span><text:span text:style-name="T4">o</text:span><text:span text:style-name="T2"> s</text:span><text:span text:style-name="T4">e</text:span><text:span text:style-name="T2">guinte código:</text:span></text:p>
      <text:p text:style-name="P11"/>
      <text:p text:style-name="P22"><text:span text:style-name="Source_20_Text"><text:span text:style-name="T13">1. </text:span></text:span><text:span text:style-name="Source_20_Text"><text:span text:style-name="T12">/</text:span></text:span></text:p>
      <text:p text:style-name="P22"><text:span text:style-name="Source_20_Text"><text:span text:style-name="T13">2. </text:span></text:span><text:span text:style-name="Source_20_Text"><text:span text:style-name="T12">operadoresaritmeticos.java</text:span></text:span></text:p>
      <text:p text:style-name="P22"><text:span text:style-name="Source_20_Text"><text:span text:style-name="T13">3. </text:span></text:span><text:span text:style-name="Source_20_Text"><text:span text:style-name="T12">Programa que muestra el uso de los operadores aritméticos</text:span></text:span></text:p>
      <text:p text:style-name="P22"><text:span text:style-name="Source_20_Text"><text:span text:style-name="T13">4. </text:span></text:span><text:span text:style-name="Source_20_Text"><text:span text:style-name="T12">/</text:span></text:span></text:p>
      <text:p text:style-name="P22"><text:span text:style-name="Source_20_Text"><text:span text:style-name="T13">5. </text:span></text:span><text:span text:style-name="Source_20_Text"><text:span text:style-name="T12">public class operadoresaritmeticos {</text:span></text:span></text:p>
      <text:p text:style-name="P22"><text:span text:style-name="Source_20_Text"><text:span text:style-name="T13">6. </text:span></text:span><text:span text:style-name="Source_20_Text"><text:span text:style-name="T12">public static main(String[] args) </text:span></text:span></text:p>
      <text:p text:style-name="P22"><text:span text:style-name="Source_20_Text"><text:span text:style-name="T13">7. </text:span></text:span><text:span text:style-name="Source_20_Text"><text:span text:style-name="T12">short x = 7;</text:span></text:span></text:p>
      <text:p text:style-name="P22"><text:span text:style-name="Source_20_Text"><text:span text:style-name="T13">8. </text:span></text:span><text:span text:style-name="Source_20_Text"><text:span text:style-name="T12">int y = 5;</text:span></text:span></text:p>
      <text:p text:style-name="P22"><text:span text:style-name="Source_20_Text"><text:span text:style-name="T13">9. </text:span></text:span><text:span text:style-name="Source_20_Text"><text:span text:style-name="T12">float f1 = 13.5;</text:span></text:span></text:p>
      <text:p text:style-name="P22"><text:span text:style-name="Source_20_Text"><text:span text:style-name="T13">10. </text:span></text:span><text:span text:style-name="Source_20_Text"><text:span text:style-name="T12">float f2 = 8f;</text:span></text:span></text:p>
      <text:p text:style-name="P22"><text:span text:style-name="Source_20_Text"><text:span text:style-name="T13">11. </text:span></text:span><text:span text:style-name="Source_20_Text"><text:span text:style-name="T12">System.out.println("El valor de x es ", x, " y el valor de y es ", y);</text:span></text:span></text:p>
      <text:p text:style-name="P22"><text:span text:style-name="Source_20_Text"><text:span text:style-name="T13">12. </text:span></text:span><text:span text:style-name="Source_20_Text"><text:span text:style-name="T12">System.out.println("El resultado de x + y es " + (x + y));</text:span></text:span></text:p>
      <text:p text:style-name="P22"><text:span text:style-name="Source_20_Text"><text:span text:style-name="T13">13. </text:span></text:span><text:span text:style-name="Source_20_Text"><text:span text:style-name="T12">System.out.println("El resultado de x - y es " + (x - y));</text:span></text:span></text:p>
      <text:p text:style-name="P22"><text:span text:style-name="Source_20_Text"><text:span text:style-name="T13">14. </text:span></text:span><text:span text:style-name="Source_20_Text"><text:span text:style-name="T12">System.out.printf("\n%s%s\n","División entera:","x / y = ",(x/y));</text:span></text:span></text:p>
      <text:p text:style-name="P22"><text:span text:style-name="Source_20_Text"><text:span text:style-name="T13">15. </text:span></text:span><text:span text:style-name="Source_20_Text"><text:span text:style-name="T12">System.out.println("Resto de la división entera: x % y = " + (x % y));</text:span></text:span></text:p>
      <text:p text:style-name="P22"><text:span text:style-name="Source_20_Text"><text:span text:style-name="T13">16. </text:span></text:span><text:span text:style-name="Source_20_Text"><text:span text:style-name="T12">System.out.printf("El valor de f1 es %f y el de f2 es %f\n",f1,f2);</text:span></text:span></text:p>
      <text:p text:style-name="P22"><text:span text:style-name="Source_20_Text"><text:span text:style-name="T13">17. </text:span></text:span><text:span text:style-name="Source_20_Text"><text:span text:style-name="T12">System.out.println("El resultado de f1 / f2 es " + (f1 / f2))</text:span></text:span></text:p>
      <text:p text:style-name="P22"><text:span text:style-name="Source_20_Text"><text:span text:style-name="T13">18. </text:span></text:span><text:span text:style-name="Source_20_Text"><text:span text:style-name="T12">}</text:span></text:span></text:p>
      <text:p text:style-name="P10"><text:soft-page-break/>As liñas 1 e 2 deberían ser “/*” e “*/” respectivamente para que as liñas 2 e 3 sexan</text:p>
      <text:p text:style-name="P10">tomadas como comentarios.</text:p>
      <text:p text:style-name="P10">Na liña 6 falta a palabra reservada void entre static e main.</text:p>
      <text:p text:style-name="P10">Na liña 9 ou ben se engade unha “f” entre “13.5” e o “;” para que o valor sexa tomado como</text:p>
      <text:p text:style-name="P10">float ou ben se declarará f1 como double (xa que java trata os reais como double por</text:p>
      <text:p text:style-name="P10">defecto)</text:p>
      <text:p text:style-name="P10">Na liña 11 los caracteres “,” deben sustituirse por “+”.</text:p>
      <text:p text:style-name="P10">Na liña 14 a última “,” debe substituirse por “+” ou ben debe engadirse “%d” entre “%s” e</text:p>
      <text:p text:style-name="P10">“\n” para que se mostren os textos e o resultado correctos.</text:p>
      <text:p text:style-name="P10">Na liña 17 falta un “;” ao final.</text:p>
      <text:p text:style-name="P10">O bloque da función main non se encerra con “{}” , polo que é necesario escribir un “{“</text:p>
      <text:p text:style-name="P10">entre o final da liña 6 e o principio da 7, e un “}” despois do “;” engadido no párragrafo anterior ao final de la linea 1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font-weight="bold" officeooo:rsid="00042606" officeooo:paragraph-rsid="00042606" style:font-weight-asian="bold" style:font-weight-complex="bold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2pt" officeooo:rsid="00042606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1.323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879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h text:style-name="MP1" text:outline-level="1"><text:span text:style-name="MT1">Tare</text:span><text:span text:style-name="MT2">f</text:span><text:span text:style-name="MT1">a para PROG02</text:span></text:h>
      </style:header>
      <style:footer>
        <text:p text:style-name="MP2"><text:page-number text:select-page="current">4</text:page-number><text:tab/><text:tab/>Adrián Álvarez Loi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9:37:41.783234720</meta:creation-date>
    <dc:date>2016-10-25T20:33:53.954598684</dc:date>
    <meta:editing-duration>PT41M</meta:editing-duration>
    <meta:editing-cycles>5</meta:editing-cycles>
    <meta:generator>LibreOffice/4.3.3.2$Linux_X86_64 LibreOffice_project/430m0$Build-2</meta:generator>
    <meta:document-statistic meta:table-count="0" meta:image-count="0" meta:object-count="0" meta:page-count="4" meta:paragraph-count="102" meta:word-count="899" meta:character-count="5064" meta:non-whitespace-character-count="4246"/>
  </office:meta>
</office:document-meta>
</file>